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9.167cm"/>
    </style:style>
    <style:style style:name="Tabla1.B" style:family="table-column">
      <style:table-column-properties style:column-width="7.833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7.634cm"/>
    </style:style>
    <style:style style:name="Tabla2.B" style:family="table-column">
      <style:table-column-properties style:column-width="9.366cm"/>
    </style:style>
    <style:style style:name="Tabla2.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fo:keep-with-next="auto"/>
    </style:style>
    <style:style style:name="P3" style:family="paragraph" style:parent-style-name="Heading_20_3">
      <style:paragraph-properties fo:margin-left="0cm" fo:margin-right="0cm" fo:text-indent="0cm" style:auto-text-indent="false" fo:keep-with-next="auto"/>
    </style:style>
    <style:style style:name="P4" style:family="paragraph" style:parent-style-name="Heading_20_4">
      <style:text-properties fo:font-weight="bold"/>
    </style:style>
    <style:style style:name="P5" style:family="paragraph" style:parent-style-name="Preformatted_20_Text">
      <style:paragraph-properties fo:margin-left="0cm" fo:margin-right="0cm" fo:margin-top="0cm" fo:margin-bottom="0.499cm" style:contextual-spacing="false" fo:text-indent="0cm" style:auto-text-indent="false"/>
    </style:style>
    <style:style style:name="P6" style:family="paragraph" style:parent-style-name="Preformatted_20_Text">
      <style:paragraph-properties fo:margin-left="0cm" fo:margin-right="0cm" fo:margin-top="0cm" fo:margin-bottom="0.499cm" style:contextual-spacing="false" fo:text-indent="0cm" style:auto-text-indent="false" fo:keep-with-next="auto"/>
    </style:style>
    <style:style style:name="P7" style:family="paragraph" style:parent-style-name="Preformatted_20_Text">
      <style:paragraph-properties fo:margin-left="0cm" fo:margin-right="0cm" fo:text-indent="0cm" style:auto-text-indent="false" fo:keep-with-next="auto"/>
    </style:style>
    <style:style style:name="P8" style:family="paragraph" style:parent-style-name="Preformatted_20_Text">
      <style:paragraph-properties fo:keep-with-next="auto"/>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paragraph-properties fo:margin-top="0cm" fo:margin-bottom="0.499cm" style:contextual-spacing="false" fo:keep-with-next="auto"/>
    </style:style>
    <style:style style:name="P11" style:family="paragraph" style:parent-style-name="Preformatted_20_Text" style:list-style-name="L16"/>
    <style:style style:name="P12" style:family="paragraph" style:parent-style-name="Preformatted_20_Text" style:list-style-name="L16">
      <style:paragraph-properties fo:margin-top="0cm" fo:margin-bottom="0.499cm" style:contextual-spacing="false"/>
    </style:style>
    <style:style style:name="P13" style:family="paragraph" style:parent-style-name="Preformatted_20_Text" style:list-style-name="L17"/>
    <style:style style:name="P14" style:family="paragraph" style:parent-style-name="Preformatted_20_Text" style:list-style-name="L17">
      <style:paragraph-properties fo:margin-top="0cm" fo:margin-bottom="0.499cm" style:contextual-spacing="false"/>
    </style:style>
    <style:style style:name="P15" style:family="paragraph" style:parent-style-name="Preformatted_20_Text" style:list-style-name="L17">
      <style:paragraph-properties fo:margin-left="0cm" fo:margin-right="0cm" fo:margin-top="0cm" fo:margin-bottom="0.499cm" style:contextual-spacing="false" fo:text-indent="0cm" style:auto-text-indent="false"/>
    </style:style>
    <style:style style:name="P16" style:family="paragraph" style:parent-style-name="Preformatted_20_Text" style:list-style-name="L18"/>
    <style:style style:name="P17" style:family="paragraph" style:parent-style-name="Preformatted_20_Text" style:list-style-name="L18">
      <style:paragraph-properties fo:margin-top="0cm" fo:margin-bottom="0.499cm" style:contextual-spacing="false"/>
    </style:style>
    <style:style style:name="P18" style:family="paragraph" style:parent-style-name="Preformatted_20_Text" style:list-style-name="L18">
      <style:paragraph-properties fo:margin-left="0cm" fo:margin-right="0cm" fo:margin-top="0cm" fo:margin-bottom="0.499cm" style:contextual-spacing="false" fo:text-indent="0cm" style:auto-text-indent="false"/>
    </style:style>
    <style:style style:name="P19" style:family="paragraph" style:parent-style-name="Preformatted_20_Text" style:list-style-name="L19"/>
    <style:style style:name="P20" style:family="paragraph" style:parent-style-name="Preformatted_20_Text" style:list-style-name="L19">
      <style:paragraph-properties fo:margin-top="0cm" fo:margin-bottom="0.499cm" style:contextual-spacing="false"/>
    </style:style>
    <style:style style:name="P21" style:family="paragraph" style:parent-style-name="Preformatted_20_Text" style:list-style-name="L19">
      <style:paragraph-properties fo:margin-left="0cm" fo:margin-right="0cm" fo:margin-top="0cm" fo:margin-bottom="0.499cm" style:contextual-spacing="false" fo:text-indent="0cm" style:auto-text-indent="false"/>
    </style:style>
    <style:style style:name="P22" style:family="paragraph" style:parent-style-name="Preformatted_20_Text" style:list-style-name="L20"/>
    <style:style style:name="P23" style:family="paragraph" style:parent-style-name="Preformatted_20_Text" style:list-style-name="L20">
      <style:paragraph-properties fo:margin-top="0cm" fo:margin-bottom="0.499cm" style:contextual-spacing="false"/>
    </style:style>
    <style:style style:name="P24" style:family="paragraph" style:parent-style-name="Preformatted_20_Text" style:list-style-name="L20">
      <style:paragraph-properties fo:margin-left="0cm" fo:margin-right="0cm" fo:margin-top="0cm" fo:margin-bottom="0.499cm" style:contextual-spacing="false" fo:text-indent="0cm" style:auto-text-indent="false"/>
    </style:style>
    <style:style style:name="P25" style:family="paragraph" style:parent-style-name="Preformatted_20_Text" style:list-style-name="L23">
      <style:paragraph-properties fo:margin-left="0cm" fo:margin-right="0cm" fo:text-indent="0cm" style:auto-text-indent="false"/>
      <style:text-properties officeooo:paragraph-rsid="000cef3c"/>
    </style:style>
    <style:style style:name="P26" style:family="paragraph" style:parent-style-name="Preformatted_20_Text" style:list-style-name="L33">
      <style:paragraph-properties fo:margin-top="0cm" fo:margin-bottom="0.499cm" style:contextual-spacing="false"/>
    </style:style>
    <style:style style:name="P27" style:family="paragraph" style:parent-style-name="Standard">
      <style:paragraph-properties fo:margin-top="0cm" fo:margin-bottom="0.499cm" style:contextual-spacing="false"/>
    </style:style>
    <style:style style:name="P28" style:family="paragraph" style:parent-style-name="Table_20_Contents">
      <style:paragraph-properties fo:margin-top="0cm" fo:margin-bottom="0.499cm" style:contextual-spacing="false"/>
    </style:style>
    <style:style style:name="P29" style:family="paragraph" style:parent-style-name="Table_20_Contents">
      <style:paragraph-properties fo:margin-left="0cm" fo:margin-right="0cm" fo:margin-top="0cm" fo:margin-bottom="0.499cm" style:contextual-spacing="false" fo:text-indent="0cm" style:auto-text-indent="false" fo:keep-with-next="auto"/>
    </style:style>
    <style:style style:name="P30" style:family="paragraph" style:parent-style-name="Table_20_Contents">
      <style:paragraph-properties fo:margin-left="0cm" fo:margin-right="0cm" fo:text-indent="0cm" style:auto-text-indent="false" fo:keep-with-next="auto"/>
    </style:style>
    <style:style style:name="P31" style:family="paragraph" style:parent-style-name="Table_20_Contents">
      <style:paragraph-properties fo:margin-left="0cm" fo:margin-right="0cm" fo:margin-top="0cm" fo:margin-bottom="0.499cm" style:contextual-spacing="false" fo:text-indent="0cm" style:auto-text-indent="false" fo:keep-with-next="auto"/>
      <style:text-properties loext:padding="0cm" loext:border="none"/>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fo:keep-with-next="auto"/>
    </style:style>
    <style:style style:name="P34" style:family="paragraph" style:parent-style-name="Text_20_body">
      <style:paragraph-properties fo:margin-left="0cm" fo:margin-right="0cm" fo:text-indent="0cm" style:auto-text-indent="false" fo:padding="0cm" fo:border="none"/>
    </style:style>
    <style:style style:name="P35" style:family="paragraph" style:parent-style-name="Text_20_body">
      <style:paragraph-properties fo:margin-left="0cm" fo:margin-right="0cm" fo:margin-top="0cm" fo:margin-bottom="0cm" style:contextual-spacing="false" fo:text-indent="0cm" style:auto-text-indent="false"/>
    </style:style>
    <style:style style:name="P36" style:family="paragraph" style:parent-style-name="Text_20_body">
      <style:paragraph-properties fo:margin-left="0cm" fo:margin-right="0cm" fo:margin-top="0cm" fo:margin-bottom="0cm" style:contextual-spacing="false" fo:text-indent="0cm" style:auto-text-indent="false" style:writing-mode="lr-tb"/>
    </style:style>
    <style:style style:name="P37" style:family="paragraph" style:parent-style-name="Text_20_body">
      <style:paragraph-properties fo:margin-left="0cm" fo:margin-right="0cm" fo:text-indent="0cm" style:auto-text-indent="false" style:writing-mode="lr-tb"/>
    </style:style>
    <style:style style:name="P38" style:family="paragraph" style:parent-style-name="Text_20_body" style:list-style-name="L1">
      <style:paragraph-properties fo:margin-left="0cm" fo:margin-right="0cm" fo:text-indent="0cm" style:auto-text-indent="false" fo:keep-with-next="auto"/>
    </style:style>
    <style:style style:name="P39" style:family="paragraph" style:parent-style-name="Text_20_body" style:list-style-name="L2">
      <style:paragraph-properties fo:margin-left="0cm" fo:margin-right="0cm" fo:text-indent="0cm" style:auto-text-indent="false" fo:keep-with-next="auto"/>
    </style:style>
    <style:style style:name="P40" style:family="paragraph" style:parent-style-name="Text_20_body" style:list-style-name="L3">
      <style:paragraph-properties fo:margin-left="0cm" fo:margin-right="0cm" fo:text-indent="0cm" style:auto-text-indent="false" fo:keep-with-next="auto"/>
    </style:style>
    <style:style style:name="P41" style:family="paragraph" style:parent-style-name="Text_20_body" style:list-style-name="L4">
      <style:paragraph-properties fo:margin-left="0cm" fo:margin-right="0cm" fo:text-indent="0cm" style:auto-text-indent="false" fo:keep-with-next="auto"/>
    </style:style>
    <style:style style:name="P42" style:family="paragraph" style:parent-style-name="Text_20_body" style:list-style-name="L4">
      <style:paragraph-properties fo:margin-left="0cm" fo:margin-right="0cm" fo:text-indent="0cm" style:auto-text-indent="false" fo:keep-with-next="auto"/>
      <style:text-properties loext:padding="0cm" loext:border="none"/>
    </style:style>
    <style:style style:name="P43" style:family="paragraph" style:parent-style-name="Text_20_body">
      <style:paragraph-properties fo:margin-left="0cm" fo:margin-right="0cm" fo:text-indent="0cm" style:auto-text-indent="false"/>
      <style:text-properties loext:padding="0cm" loext:border="none"/>
    </style:style>
    <style:style style:name="P44" style:family="paragraph" style:parent-style-name="Text_20_body">
      <style:paragraph-properties fo:margin-left="0cm" fo:margin-right="0cm" fo:text-indent="0cm" style:auto-text-indent="false" fo:keep-with-next="auto"/>
      <style:text-properties loext:padding="0cm" loext:border="none"/>
    </style:style>
    <style:style style:name="P45" style:family="paragraph" style:parent-style-name="Text_20_body" style:list-style-name="L14">
      <style:paragraph-properties fo:margin-left="0cm" fo:margin-right="0cm" fo:text-indent="0cm" style:auto-text-indent="false" fo:keep-with-next="auto"/>
      <style:text-properties loext:padding="0cm" loext:border="none"/>
    </style:style>
    <style:style style:name="P46" style:family="paragraph" style:parent-style-name="Text_20_body" style:list-style-name="L5">
      <style:paragraph-properties fo:margin-left="0cm" fo:margin-right="0cm" fo:text-indent="0cm" style:auto-text-indent="false" fo:padding="0cm" fo:border="none" fo:keep-with-next="auto"/>
    </style:style>
    <style:style style:name="P47" style:family="paragraph" style:parent-style-name="Text_20_body" style:list-style-name="L5">
      <style:paragraph-properties fo:margin-left="0cm" fo:margin-right="0cm" fo:text-indent="0cm" style:auto-text-indent="false" fo:keep-with-next="auto"/>
    </style:style>
    <style:style style:name="P48" style:family="paragraph" style:parent-style-name="Text_20_body" style:list-style-name="L6">
      <style:paragraph-properties fo:margin-left="0cm" fo:margin-right="0cm" fo:text-indent="0cm" style:auto-text-indent="false" fo:padding="0cm" fo:border="none" fo:keep-with-next="auto"/>
    </style:style>
    <style:style style:name="P49" style:family="paragraph" style:parent-style-name="Text_20_body" style:list-style-name="L6">
      <style:paragraph-properties fo:margin-left="0cm" fo:margin-right="0cm" fo:text-indent="0cm" style:auto-text-indent="false" fo:keep-with-next="auto"/>
    </style:style>
    <style:style style:name="P50" style:family="paragraph" style:parent-style-name="Text_20_body" style:list-style-name="L7">
      <style:paragraph-properties fo:margin-left="0cm" fo:margin-right="0cm" fo:text-indent="0cm" style:auto-text-indent="false" fo:padding="0cm" fo:border="none" fo:keep-with-next="auto"/>
    </style:style>
    <style:style style:name="P51" style:family="paragraph" style:parent-style-name="Text_20_body" style:list-style-name="L7">
      <style:paragraph-properties fo:margin-left="0cm" fo:margin-right="0cm" fo:text-indent="0cm" style:auto-text-indent="false" fo:keep-with-next="auto"/>
    </style:style>
    <style:style style:name="P52" style:family="paragraph" style:parent-style-name="Text_20_body" style:list-style-name="L8">
      <style:paragraph-properties fo:margin-left="0cm" fo:margin-right="0cm" fo:text-indent="0cm" style:auto-text-indent="false" fo:keep-with-next="auto"/>
    </style:style>
    <style:style style:name="P53" style:family="paragraph" style:parent-style-name="Text_20_body" style:list-style-name="L9">
      <style:paragraph-properties fo:margin-left="0cm" fo:margin-right="0cm" fo:text-indent="0cm" style:auto-text-indent="false" fo:keep-with-next="auto"/>
    </style:style>
    <style:style style:name="P54" style:family="paragraph" style:parent-style-name="Text_20_body" style:list-style-name="L10">
      <style:paragraph-properties fo:margin-left="0cm" fo:margin-right="0cm" fo:text-indent="0cm" style:auto-text-indent="false" fo:keep-with-next="auto"/>
    </style:style>
    <style:style style:name="P55" style:family="paragraph" style:parent-style-name="Text_20_body" style:list-style-name="L11">
      <style:paragraph-properties fo:margin-left="0cm" fo:margin-right="0cm" fo:text-indent="0cm" style:auto-text-indent="false" fo:keep-with-next="auto"/>
    </style:style>
    <style:style style:name="P56" style:family="paragraph" style:parent-style-name="Text_20_body" style:list-style-name="L12">
      <style:paragraph-properties fo:margin-left="0cm" fo:margin-right="0cm" fo:text-indent="0cm" style:auto-text-indent="false" fo:keep-with-next="auto"/>
    </style:style>
    <style:style style:name="P57" style:family="paragraph" style:parent-style-name="Text_20_body">
      <style:paragraph-properties fo:margin-top="0cm" fo:margin-bottom="0cm" style:contextual-spacing="false"/>
    </style:style>
    <style:style style:name="P58" style:family="paragraph" style:parent-style-name="Text_20_body" style:list-style-name="L13">
      <style:paragraph-properties fo:margin-left="0cm" fo:margin-right="0cm" fo:text-indent="0cm" style:auto-text-indent="false" fo:keep-with-next="auto"/>
    </style:style>
    <style:style style:name="P59" style:family="paragraph" style:parent-style-name="Text_20_body" style:list-style-name="L14">
      <style:paragraph-properties fo:margin-left="0cm" fo:margin-right="0cm" fo:text-indent="0cm" style:auto-text-indent="false" fo:keep-with-next="auto"/>
    </style:style>
    <style:style style:name="P60" style:family="paragraph" style:parent-style-name="Text_20_body">
      <style:text-properties fo:font-weight="bold"/>
    </style:style>
    <style:style style:name="P61" style:family="paragraph" style:parent-style-name="Text_20_body" style:list-style-name="L16">
      <style:text-properties fo:font-weight="bold"/>
    </style:style>
    <style:style style:name="P62" style:family="paragraph" style:parent-style-name="Text_20_body" style:list-style-name="L17">
      <style:text-properties fo:font-weight="bold"/>
    </style:style>
    <style:style style:name="P63" style:family="paragraph" style:parent-style-name="Text_20_body" style:list-style-name="L18">
      <style:text-properties fo:font-weight="bold"/>
    </style:style>
    <style:style style:name="P64" style:family="paragraph" style:parent-style-name="Text_20_body" style:list-style-name="L19">
      <style:text-properties fo:font-weight="bold"/>
    </style:style>
    <style:style style:name="P65" style:family="paragraph" style:parent-style-name="Text_20_body" style:list-style-name="L20">
      <style:text-properties fo:font-weight="bold"/>
    </style:style>
    <style:style style:name="P66" style:family="paragraph" style:parent-style-name="Text_20_body" style:list-style-name="L33">
      <style:text-properties fo:font-weight="bold"/>
    </style:style>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6">
      <style:paragraph-properties fo:margin-left="0cm" fo:margin-right="0cm" fo:text-indent="0cm" style:auto-text-indent="false"/>
    </style:style>
    <style:style style:name="P70" style:family="paragraph" style:parent-style-name="Text_20_body" style:list-style-name="L16">
      <style:text-properties officeooo:paragraph-rsid="000cef3c"/>
    </style:style>
    <style:style style:name="P71" style:family="paragraph" style:parent-style-name="Text_20_body" style:list-style-name="L17"/>
    <style:style style:name="P72" style:family="paragraph" style:parent-style-name="Text_20_body" style:list-style-name="L17">
      <style:paragraph-properties fo:margin-left="0cm" fo:margin-right="0cm" fo:text-indent="0cm" style:auto-text-indent="false"/>
    </style:style>
    <style:style style:name="P73" style:family="paragraph" style:parent-style-name="Text_20_body" style:list-style-name="L18"/>
    <style:style style:name="P74" style:family="paragraph" style:parent-style-name="Text_20_body" style:list-style-name="L18">
      <style:paragraph-properties fo:margin-left="0cm" fo:margin-right="0cm" fo:text-indent="0cm" style:auto-text-indent="false"/>
    </style:style>
    <style:style style:name="P75" style:family="paragraph" style:parent-style-name="Text_20_body" style:list-style-name="L19"/>
    <style:style style:name="P76" style:family="paragraph" style:parent-style-name="Text_20_body" style:list-style-name="L19">
      <style:paragraph-properties fo:margin-left="0cm" fo:margin-right="0cm" fo:text-indent="0cm" style:auto-text-indent="false"/>
    </style:style>
    <style:style style:name="P77" style:family="paragraph" style:parent-style-name="Text_20_body" style:list-style-name="L20"/>
    <style:style style:name="P78" style:family="paragraph" style:parent-style-name="Text_20_body" style:list-style-name="L20">
      <style:paragraph-properties fo:margin-left="0cm" fo:margin-right="0cm" fo:text-indent="0cm" style:auto-text-indent="false"/>
    </style:style>
    <style:style style:name="P79" style:family="paragraph" style:parent-style-name="Text_20_body" style:list-style-name="L21"/>
    <style:style style:name="P80" style:family="paragraph" style:parent-style-name="Text_20_body" style:list-style-name="L22">
      <style:text-properties officeooo:paragraph-rsid="000cef3c"/>
    </style:style>
    <style:style style:name="P81" style:family="paragraph" style:parent-style-name="Text_20_body">
      <style:text-properties officeooo:paragraph-rsid="000cef3c"/>
    </style:style>
    <style:style style:name="P82" style:family="paragraph" style:parent-style-name="Text_20_body" style:list-style-name="L24"/>
    <style:style style:name="P83" style:family="paragraph" style:parent-style-name="Text_20_body" style:list-style-name="L25"/>
    <style:style style:name="P84" style:family="paragraph" style:parent-style-name="Text_20_body" style:list-style-name="L26"/>
    <style:style style:name="P85" style:family="paragraph" style:parent-style-name="Text_20_body" style:list-style-name="L27"/>
    <style:style style:name="P86" style:family="paragraph" style:parent-style-name="Text_20_body" style:list-style-name="L28"/>
    <style:style style:name="P87" style:family="paragraph" style:parent-style-name="Text_20_body" style:list-style-name="L29"/>
    <style:style style:name="P88" style:family="paragraph" style:parent-style-name="Text_20_body" style:list-style-name="L30"/>
    <style:style style:name="P89" style:family="paragraph" style:parent-style-name="Text_20_body" style:list-style-name="L31"/>
    <style:style style:name="P90" style:family="paragraph" style:parent-style-name="Text_20_body" style:list-style-name="L32"/>
    <style:style style:name="P91" style:family="paragraph" style:parent-style-name="Text_20_body" style:list-style-name="L33"/>
    <style:style style:name="P92" style:family="paragraph" style:parent-style-name="Text_20_body" style:list-style-name="L33">
      <style:paragraph-properties fo:margin-left="0cm" fo:margin-right="0cm" fo:text-indent="0cm" style:auto-text-indent="false"/>
    </style:style>
    <style:style style:name="T1" style:family="text">
      <style:text-properties loext:padding="0cm" loext:border="none"/>
    </style:style>
    <style:style style:name="T2" style:family="text">
      <style:text-properties fo:font-weight="bold"/>
    </style:style>
    <style:style style:name="T3" style:family="text">
      <style:text-properties fo:font-weight="bold" officeooo:rsid="000cef3c"/>
    </style:style>
    <style:style style:name="T4" style:family="text">
      <style:text-properties officeooo:rsid="000cef3c"/>
    </style:style>
    <style:style style:name="T5" style:family="text">
      <style:text-properties fo:font-style="italic"/>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51afa99178d26fe1">
        <text:section text:style-name="Sect2" text:name="chat-history">
          <text:section text:style-name="Sect2" text:name="9e97cb1a11c2e53f">
            <text:section text:style-name="Sect1" text:name="model-response-message-contentr_9e97cb1a11c2e53f">
              <text:h text:style-name="Heading_20_3" text:outline-level="3">¿Qué es SAMBA?</text:h>
              <text:p text:style-name="Text_20_body">Samba es una implementación de código abierto del protocolo de red SMB/CIFS (Server Message Block/Common Internet File System). Este protocolo es el estándar de facto para compartir archivos e impresoras en redes Windows. Samba permite que sistemas operativos que no son Windows (como Linux, macOS, Unix) se integren sin problemas en entornos de red basados en Windows, actuando como servidores de archivos e impresoras, o como clientes que pueden acceder a recursos compartidos de Windows.</text:p>
              <text:h text:style-name="Heading_20_3" text:outline-level="3">Utilidad de SAMBA</text:h>
              <text:p text:style-name="Text_20_body">Las principales utilidades de Samba son:</text:p>
              <text:list text:style-name="L27">
                <text:list-item>
                  <text:p text:style-name="P85"><text:span text:style-name="T2">Compartir archivos:</text:span> Permite que directorios y archivos de un servidor Linux sean accesibles para clientes Windows, Linux y otros sistemas compatibles con SMB/CIFS.</text:p>
                </text:list-item>
                <text:list-item>
                  <text:p text:style-name="P85"><text:span text:style-name="T2">Compartir impresoras:</text:span> Permite que impresoras conectadas a un servidor Linux sean utilizadas por clientes en la red, independientemente de su sistema operativo.</text:p>
                </text:list-item>
                <text:list-item>
                  <text:p text:style-name="P85"><text:span text:style-name="T2">Autenticación y autorización:</text:span> Puede integrarse con sistemas de autenticación como LDAP o Active Directory para gestionar usuarios y permisos de forma centralizada.</text:p>
                </text:list-item>
                <text:list-item>
                  <text:p text:style-name="P85"><text:span text:style-name="T2">Servicio de nombres WINS:</text:span> Puede actuar como servidor WINS (Windows Internet Name Service) para facilitar la resolución de nombres NetBIOS en la red.</text:p>
                </text:list-item>
                <text:list-item>
                  <text:p text:style-name="P85"><text:span text:style-name="T2">Controlador de dominio (Domain Controller):</text:span> En versiones anteriores, Samba podía emular un controlador de dominio primario (PDC) para redes Windows. Con Samba 4, puede funcionar como un controlador de dominio de Active Directory completo, ofreciendo funcionalidades como DNS, LDAP, y Kerberos.</text:p>
                </text:list-item>
              </text:list>
              <text:h text:style-name="Heading_20_3" text:outline-level="3">Puertos utilizados por SAMBA</text:h>
              <text:p text:style-name="Text_20_body">Samba utiliza principalmente los siguientes puertos TCP/UDP:</text:p>
              <text:list text:style-name="L28">
                <text:list-item>
                  <text:p text:style-name="P86"><text:span text:style-name="T2">TCP 139 (NetBIOS Session Service):</text:span> Utilizado para el servicio de sesión de NetBIOS sobre TCP/IP. Es el puerto tradicional para la comunicación SMB/CIFS.</text:p>
                </text:list-item>
                <text:list-item>
                  <text:p text:style-name="P86"><text:span text:style-name="T2">TCP 445 (SMB over TCP/IP - Direct Host):</text:span> Este es el puerto preferido y más moderno para SMB/CIFS, que no depende de NetBIOS. Es el que se utiliza directamente para compartir archivos en la mayoría de las implementaciones actuales.</text:p>
                </text:list-item>
                <text:list-item>
                  <text:p text:style-name="P86"><text:span text:style-name="T2">UDP 137 (NetBIOS Name Service):</text:span> Utilizado para la resolución de nombres NetBIOS.</text:p>
                </text:list-item>
                <text:list-item>
                  <text:p text:style-name="P86"><text:span text:style-name="T2">UDP 138 (NetBIOS Datagram Service):</text:span> Utilizado para el servicio de datagramas de NetBIOS.</text:p>
                </text:list-item>
              </text:list>
              <text:h text:style-name="Heading_20_3" text:outline-level="3">Herramientas de implementación en Linux</text:h>
              <text:p text:style-name="Text_20_body">Las principales herramientas para implementar y gestionar Samba en Linux son:</text:p>
              <text:list text:style-name="L29">
                <text:list-item>
                  <text:p text:style-name="P87"><text:span text:style-name="Source_20_Text"><text:span text:style-name="T2">samba</text:span></text:span><text:span text:style-name="T2"> (paquete principal):</text:span> Contiene los demonios principales (<text:span text:style-name="Source_20_Text">smbd</text:span> para servicios de archivos e impresoras, <text:span text:style-name="Source_20_Text">nmbd</text:span> para servicios de nombres NetBIOS).</text:p>
                </text:list-item>
                <text:list-item>
                  <text:p text:style-name="P87"><text:soft-page-break/><text:span text:style-name="Source_20_Text"><text:span text:style-name="T2">smbclient</text:span></text:span><text:span text:style-name="T2">:</text:span> Herramienta de línea de comandos para acceder a recursos compartidos SMB/CIFS como un cliente.</text:p>
                </text:list-item>
                <text:list-item>
                  <text:p text:style-name="P87"><text:span text:style-name="Source_20_Text"><text:span text:style-name="T2">testparm</text:span></text:span><text:span text:style-name="T2">:</text:span> Utilidad para verificar la sintaxis del archivo de configuración <text:span text:style-name="Source_20_Text">smb.conf</text:span>.</text:p>
                </text:list-item>
                <text:list-item>
                  <text:p text:style-name="P87"><text:span text:style-name="Source_20_Text"><text:span text:style-name="T2">smbpasswd</text:span></text:span><text:span text:style-name="T2">:</text:span> Para gestionar las contraseñas de usuarios de Samba.</text:p>
                </text:list-item>
                <text:list-item>
                  <text:p text:style-name="P87"><text:span text:style-name="Source_20_Text"><text:span text:style-name="T2">net</text:span></text:span><text:span text:style-name="T2">:</text:span> Herramienta multiusos para la administración de Samba, especialmente útil en configuraciones de dominio.</text:p>
                </text:list-item>
                <text:list-item>
                  <text:p text:style-name="P87"><text:span text:style-name="Source_20_Text"><text:span text:style-name="T2">mount.cifs</text:span></text:span><text:span text:style-name="T2">:</text:span> Comando para montar recursos compartidos SMB/CIFS en el sistema de archivos Linux (parte del paquete <text:span text:style-name="Source_20_Text">cifs-utils</text:span>).</text:p>
                </text:list-item>
                <text:list-item>
                  <text:p text:style-name="P87"><text:span text:style-name="Source_20_Text"><text:span text:style-name="T2">nmblookup</text:span></text:span><text:span text:style-name="T2">:</text:span> Utilidad para realizar consultas de nombres NetBIOS.</text:p>
                </text:list-item>
              </text:list>
              <text:h text:style-name="Heading_20_3" text:outline-level="3">Cómo configurar un servidor SMB (tabla con comandos, descripción)</text:h>
              <text:p text:style-name="Text_20_body">La configuración principal de Samba se realiza a través del archivo <text:span text:style-name="Source_20_Text">/etc/samba/smb.conf</text:span>.</text:p>
              <table:table table:name="Tabla1" table:style-name="Tabla1">
                <table:table-column table:style-name="Tabla1.A"/>
                <table:table-column table:style-name="Tabla1.B"/>
                <table:table-header-rows>
                  <table:table-row>
                    <table:table-cell table:style-name="Tabla1.A1" office:value-type="string">
                      <text:p text:style-name="P28">Comando/Archivo</text:p>
                    </table:table-cell>
                    <table:table-cell table:style-name="Tabla1.A1" office:value-type="string">
                      <text:p text:style-name="P28">Descripción</text:p>
                    </table:table-cell>
                  </table:table-row>
                </table:table-header-rows>
                <table:table-row>
                  <table:table-cell table:style-name="Tabla1.A1" office:value-type="string">
                    <text:p text:style-name="P28"><text:span text:style-name="Source_20_Text">sudo apt update</text:span> (Ubuntu) &lt;br&gt; <text:span text:style-name="Source_20_Text">sudo yum update</text:span> (Rocky)</text:p>
                  </table:table-cell>
                  <table:table-cell table:style-name="Tabla1.A1" office:value-type="string">
                    <text:p text:style-name="P28">Actualiza la lista de paquetes o el sistema.</text:p>
                  </table:table-cell>
                </table:table-row>
                <table:table-row>
                  <table:table-cell table:style-name="Tabla1.A1" office:value-type="string">
                    <text:p text:style-name="P28"><text:span text:style-name="Source_20_Text">sudo apt install samba</text:span> (Ubuntu) &lt;br&gt; <text:span text:style-name="Source_20_Text">sudo yum install samba</text:span> (Rocky)</text:p>
                  </table:table-cell>
                  <table:table-cell table:style-name="Tabla1.A1" office:value-type="string">
                    <text:p text:style-name="P28">Instala el paquete Samba.</text:p>
                  </table:table-cell>
                </table:table-row>
                <table:table-row>
                  <table:table-cell table:style-name="Tabla1.A1" office:value-type="string">
                    <text:p text:style-name="P28"><text:span text:style-name="Source_20_Text">sudo systemctl start smbd nmbd</text:span> &lt;br&gt; <text:span text:style-name="Source_20_Text">sudo systemctl enable smbd nmbd</text:span></text:p>
                  </table:table-cell>
                  <table:table-cell table:style-name="Tabla1.A1" office:value-type="string">
                    <text:p text:style-name="P28">Inicia y habilita los servicios <text:span text:style-name="Source_20_Text">smbd</text:span> y <text:span text:style-name="Source_20_Text">nmbd</text:span> para que se inicien al arrancar.</text:p>
                  </table:table-cell>
                </table:table-row>
                <table:table-row>
                  <table:table-cell table:style-name="Tabla1.A1" office:value-type="string">
                    <text:p text:style-name="P28"><text:span text:style-name="Source_20_Text">sudo ufw allow samba</text:span> (Ubuntu) &lt;br&gt; <text:span text:style-name="Source_20_Text">sudo firewall-cmd --permanent --add-service=samba</text:span> &lt;br&gt; <text:span text:style-name="Source_20_Text">sudo firewall-cmd --reload</text:span> (Rocky)</text:p>
                  </table:table-cell>
                  <table:table-cell table:style-name="Tabla1.A1" office:value-type="string">
                    <text:p text:style-name="P28">Abre los puertos necesarios en el firewall.</text:p>
                  </table:table-cell>
                </table:table-row>
                <table:table-row>
                  <table:table-cell table:style-name="Tabla1.A1" office:value-type="string">
                    <text:p text:style-name="P28"><text:span text:style-name="Source_20_Text">sudo nano /etc/samba/smb.conf</text:span></text:p>
                  </table:table-cell>
                  <table:table-cell table:style-name="Tabla1.A1" office:value-type="string">
                    <text:p text:style-name="P28">Abre el archivo de configuración principal de Samba para editarlo.</text:p>
                  </table:table-cell>
                </table:table-row>
                <table:table-row>
                  <table:table-cell table:style-name="Tabla1.A1" office:value-type="string">
                    <text:p text:style-name="P28"><text:span text:style-name="Source_20_Text">sudo testparm</text:span></text:p>
                  </table:table-cell>
                  <table:table-cell table:style-name="Tabla1.A1" office:value-type="string">
                    <text:p text:style-name="P28">Verifica la sintaxis del archivo <text:span text:style-name="Source_20_Text">smb.conf</text:span> para detectar errores.</text:p>
                  </table:table-cell>
                </table:table-row>
                <table:table-row>
                  <table:table-cell table:style-name="Tabla1.A1" office:value-type="string">
                    <text:p text:style-name="P28"><text:span text:style-name="Source_20_Text">sudo systemctl restart smbd nmbd</text:span></text:p>
                  </table:table-cell>
                  <table:table-cell table:style-name="Tabla1.A1" office:value-type="string">
                    <text:p text:style-name="P28">Reinicia los servicios de Samba para aplicar los cambios en <text:span text:style-name="Source_20_Text">smb.conf</text:span>.</text:p>
                  </table:table-cell>
                </table:table-row>
                <table:table-row>
                  <table:table-cell table:style-name="Tabla1.A1" office:value-type="string">
                    <text:p text:style-name="P28"><text:span text:style-name="Source_20_Text">sudo adduser [usuario]</text:span></text:p>
                  </table:table-cell>
                  <table:table-cell table:style-name="Tabla1.A1" office:value-type="string">
                    <text:p text:style-name="P28">Crea un usuario de sistema Linux que será utilizado por Samba.</text:p>
                  </table:table-cell>
                </table:table-row>
                <table:table-row>
                  <table:table-cell table:style-name="Tabla1.A1" office:value-type="string">
                    <text:p text:style-name="P28"><text:span text:style-name="Source_20_Text">sudo smbpasswd -a [usuario]</text:span></text:p>
                  </table:table-cell>
                  <table:table-cell table:style-name="Tabla1.A1" office:value-type="string">
                    <text:p text:style-name="P28">Añade un usuario de sistema a la base de datos de usuarios de Samba y establece su contraseña. Esta contraseña <text:span text:style-name="T5">no</text:span> tiene por qué <text:soft-page-break/>ser la misma que la del sistema.</text:p>
                  </table:table-cell>
                </table:table-row>
                <table:table-row>
                  <table:table-cell table:style-name="Tabla1.A1" office:value-type="string">
                    <text:p text:style-name="P28"><text:span text:style-name="Source_20_Text">sudo mkdir -p /srv/samba/[nombre_compartido]</text:span></text:p>
                  </table:table-cell>
                  <table:table-cell table:style-name="Tabla1.A1" office:value-type="string">
                    <text:p text:style-name="P28">Crea un directorio que será compartido.</text:p>
                  </table:table-cell>
                </table:table-row>
                <table:table-row>
                  <table:table-cell table:style-name="Tabla1.A1" office:value-type="string">
                    <text:p text:style-name="P28"><text:span text:style-name="Source_20_Text">sudo chown -R [usuario]:[grupo] /srv/samba/[nombre_compartido]</text:span></text:p>
                  </table:table-cell>
                  <table:table-cell table:style-name="Tabla1.A1" office:value-type="string">
                    <text:p text:style-name="P28">Establece los permisos de propiedad para el directorio compartido.</text:p>
                  </table:table-cell>
                </table:table-row>
                <table:table-row>
                  <table:table-cell table:style-name="Tabla1.A1" office:value-type="string">
                    <text:p text:style-name="P28"><text:span text:style-name="Source_20_Text">sudo chmod -R 0770 /srv/samba/[nombre_compartido]</text:span></text:p>
                  </table:table-cell>
                  <table:table-cell table:style-name="Tabla1.A1" office:value-type="string">
                    <text:p text:style-name="P28">Establece los permisos de lectura/escritura/ejecución para el directorio compartido.</text:p>
                  </table:table-cell>
                </table:table-row>
              </table:table>
              <text:p text:style-name="Text_20_body"/>
              <text:p text:style-name="Text_20_body"><text:span text:style-name="T2">Ejemplo de bloque de configuración para un recurso compartido en </text:span><text:span text:style-name="Source_20_Text"><text:span text:style-name="T2">smb.conf</text:span></text:span><text:span text:style-name="T2">:</text:span></text:p>
              <text:p text:style-name="P32">Ini, TOML</text:p>
              <text:p text:style-name="Preformatted_20_Text"><text:span text:style-name="Source_20_Text">[global]</text:span></text:p>
              <text:p text:style-name="Preformatted_20_Text"><text:span text:style-name="Source_20_Text"><text:s text:c="3"/>workgroup = WORKGROUP</text:span></text:p>
              <text:p text:style-name="Preformatted_20_Text"><text:span text:style-name="Source_20_Text"><text:s text:c="3"/>netbios name = servidor-samba</text:span></text:p>
              <text:p text:style-name="Preformatted_20_Text"><text:span text:style-name="Source_20_Text"><text:s text:c="3"/>security = user</text:span></text:p>
              <text:p text:style-name="Preformatted_20_Text"><text:span text:style-name="Source_20_Text"><text:s text:c="3"/>map to guest = Bad User</text:span></text:p>
              <text:p text:style-name="Preformatted_20_Text"><text:span text:style-name="Source_20_Text"><text:s text:c="3"/>dns proxy = no</text:span></text:p>
              <text:p text:style-name="Preformatted_20_Text"/>
              <text:p text:style-name="Preformatted_20_Text"><text:span text:style-name="Source_20_Text">[share]</text:span></text:p>
              <text:p text:style-name="Preformatted_20_Text"><text:span text:style-name="Source_20_Text"><text:s text:c="3"/>comment = Mi Carpeta Compartida</text:span></text:p>
              <text:p text:style-name="Preformatted_20_Text"><text:span text:style-name="Source_20_Text"><text:s text:c="3"/>path = /srv/samba/share</text:span></text:p>
              <text:p text:style-name="Preformatted_20_Text"><text:span text:style-name="Source_20_Text"><text:s text:c="3"/>browseable = yes</text:span></text:p>
              <text:p text:style-name="Preformatted_20_Text"><text:span text:style-name="Source_20_Text"><text:s text:c="3"/>writable = yes</text:span></text:p>
              <text:p text:style-name="Preformatted_20_Text"><text:span text:style-name="Source_20_Text"><text:s text:c="3"/>guest ok = no</text:span></text:p>
              <text:p text:style-name="Preformatted_20_Text"><text:span text:style-name="Source_20_Text"><text:s text:c="3"/>valid users = Mananas</text:span></text:p>
              <text:p text:style-name="Preformatted_20_Text"><text:span text:style-name="Source_20_Text"><text:s text:c="3"/>create mask = 0664</text:span></text:p>
              <text:p text:style-name="P9"><text:span text:style-name="Source_20_Text"><text:s text:c="3"/>directory mask = 0775</text:span></text:p>
              <text:h text:style-name="Heading_20_3" text:outline-level="3">Cómo configurar un cliente Samba</text:h>
              <text:p text:style-name="Text_20_body">La configuración del cliente implica instalar las herramientas necesarias y luego montar los recursos compartidos.</text:p>
              <table:table table:name="Tabla2" table:style-name="Tabla2">
                <table:table-column table:style-name="Tabla2.A"/>
                <table:table-column table:style-name="Tabla2.B"/>
                <table:table-header-rows>
                  <table:table-row>
                    <table:table-cell table:style-name="Tabla2.A1" office:value-type="string">
                      <text:p text:style-name="P28">Comando/Archivo</text:p>
                    </table:table-cell>
                    <table:table-cell table:style-name="Tabla2.A1" office:value-type="string">
                      <text:p text:style-name="P28">Descripción</text:p>
                    </table:table-cell>
                  </table:table-row>
                </table:table-header-rows>
                <table:table-row>
                  <table:table-cell table:style-name="Tabla2.A1" office:value-type="string">
                    <text:p text:style-name="P28"><text:span text:style-name="Source_20_Text">sudo apt install smbclient cifs-utils</text:span> (Ubuntu) &lt;br&gt; <text:span text:style-name="Source_20_Text">sudo yum install samba-client cifs-utils</text:span> (Rocky)</text:p>
                  </table:table-cell>
                  <table:table-cell table:style-name="Tabla2.A1" office:value-type="string">
                    <text:p text:style-name="P28">Instala las herramientas cliente de Samba y las utilidades CIFS para montar.</text:p>
                  </table:table-cell>
                </table:table-row>
                <table:table-row>
                  <table:table-cell table:style-name="Tabla2.A1" office:value-type="string">
                    <text:p text:style-name="P28"><text:span text:style-name="Source_20_Text">smbclient -L //10.1.1.10 -U Mananas</text:span></text:p>
                  </table:table-cell>
                  <table:table-cell table:style-name="Tabla2.A1" office:value-type="string">
                    <text:p text:style-name="P28">Lista los recursos compartidos disponibles en el servidor <text:span text:style-name="Source_20_Text">10.1.1.10</text:span> con el usuario <text:span text:style-name="Source_20_Text">Mananas</text:span>.</text:p>
                  </table:table-cell>
                </table:table-row>
                <table:table-row>
                  <table:table-cell table:style-name="Tabla2.A1" office:value-type="string">
                    <text:p text:style-name="P28"><text:span text:style-name="Source_20_Text">sudo mkdir /mnt/compartido</text:span></text:p>
                  </table:table-cell>
                  <table:table-cell table:style-name="Tabla2.A1" office:value-type="string">
                    <text:p text:style-name="P28">Crea un punto de montaje local para el recurso <text:soft-page-break/>compartido.</text:p>
                  </table:table-cell>
                </table:table-row>
                <table:table-row>
                  <table:table-cell table:style-name="Tabla2.A1" office:value-type="string">
                    <text:p text:style-name="P28"><text:span text:style-name="Source_20_Text">sudo mount -t cifs //10.1.1.10/share /mnt/compartido -o username=Mananas,password=Mananas,uid=1000,gid=1000</text:span></text:p>
                  </table:table-cell>
                  <table:table-cell table:style-name="Tabla2.A1" office:value-type="string">
                    <text:p text:style-name="P28">Monta el recurso compartido en el punto de montaje local. <text:span text:style-name="Source_20_Text">uid</text:span> y <text:span text:style-name="Source_20_Text">gid</text:span> son importantes para que el usuario local tenga los permisos adecuados sobre los archivos montados. Puedes usar <text:span text:style-name="Source_20_Text">id -u</text:span> y <text:span text:style-name="Source_20_Text">id -g</text:span> para obtenerlos.</text:p>
                  </table:table-cell>
                </table:table-row>
                <table:table-row>
                  <table:table-cell table:style-name="Tabla2.A1" office:value-type="string">
                    <text:p text:style-name="P28"><text:span text:style-name="Source_20_Text">sudo nano /etc/fstab</text:span></text:p>
                  </table:table-cell>
                  <table:table-cell table:style-name="Tabla2.A1" office:value-type="string">
                    <text:p text:style-name="P28">Edita el archivo <text:span text:style-name="Source_20_Text">fstab</text:span> para montar el recurso compartido automáticamente al inicio.</text:p>
                  </table:table-cell>
                </table:table-row>
                <table:table-row>
                  <table:table-cell table:style-name="Tabla2.A1" office:value-type="string">
                    <text:p text:style-name="P28"><text:span text:style-name="Source_20_Text">//10.1.1.10/share /mnt/compartido cifs username=Mananas,password=Mananas,uid=1000,gid=1000,vers=3.0 0 0</text:span></text:p>
                  </table:table-cell>
                  <table:table-cell table:style-name="Tabla2.A1" office:value-type="string">
                    <text:p text:style-name="P28">Entrada en <text:span text:style-name="Source_20_Text">fstab</text:span> para montaje automático. <text:span text:style-name="Source_20_Text">vers=3.0</text:span> puede ser necesario para versiones modernas de SMB.</text:p>
                  </table:table-cell>
                </table:table-row>
                <table:table-row>
                  <table:table-cell table:style-name="Tabla2.A1" office:value-type="string">
                    <text:p text:style-name="P28"><text:span text:style-name="Source_20_Text">sudo mount -a</text:span></text:p>
                  </table:table-cell>
                  <table:table-cell table:style-name="Tabla2.A1" office:value-type="string">
                    <text:p text:style-name="P28">Intenta montar todas las entradas de <text:span text:style-name="Source_20_Text">fstab</text:span>.</text:p>
                  </table:table-cell>
                </table:table-row>
              </table:table>
              <text:p text:style-name="Text_20_body"/>
              <text:h text:style-name="Heading_20_3" text:outline-level="3">Ejercicio paso a paso para instalar servidor y cliente en Ubuntu 14.04 y Rocky 9.5</text:h>
              <text:p text:style-name="P60">Suposiciones:</text:p>
              <text:list text:style-name="L30">
                <text:list-item>
                  <text:p text:style-name="P88"><text:span text:style-name="T2">Ubuntu 14.04 (Servidor):</text:span> IP: <text:span text:style-name="Source_20_Text">10.1.1.10</text:span>, Nombre: <text:span text:style-name="Source_20_Text">ubuntu-server</text:span></text:p>
                </text:list-item>
                <text:list-item>
                  <text:p text:style-name="P88"><text:span text:style-name="T2">Rocky 9.5 (Cliente):</text:span> IP: <text:span text:style-name="Source_20_Text">10.1.1.20</text:span>, Nombre: <text:span text:style-name="Source_20_Text">rocky-client</text:span></text:p>
                </text:list-item>
                <text:list-item>
                  <text:p text:style-name="P88"><text:span text:style-name="T2">Resolución de nombres:</text:span> Se asume que la resolución de nombres entre <text:span text:style-name="Source_20_Text">ubuntu-server</text:span> y <text:span text:style-name="Source_20_Text">rocky-client</text:span> funciona (ya sea por DNS, <text:span text:style-name="Source_20_Text">/etc/hosts</text:span> o NetBIOS). Para este ejercicio, nos centraremos en la IP <text:span text:style-name="Source_20_Text">10.1.1.10</text:span> para mayor fiabilidad.</text:p>
                </text:list-item>
                <text:list-item>
                  <text:p text:style-name="P88"><text:span text:style-name="T2">Usuario y contraseña:</text:span> <text:span text:style-name="Source_20_Text">Mananas</text:span> / <text:span text:style-name="Source_20_Text">Mananas</text:span> para el acceso al recurso compartido.</text:p>
                </text:list-item>
              </text:list>
              <text:p text:style-name="Horizontal_20_Line"/>
              <text:h text:style-name="Heading_20_4" text:outline-level="4">Parte 1: Configuración del Servidor Samba en Ubuntu 14.04</text:h>
              <text:p text:style-name="P60">1. Actualizar el sistema e instalar Samba:</text:p>
              <text:p text:style-name="P32"/>
              <text:p text:style-name="Preformatted_20_Text"><text:span text:style-name="Source_20_Text">sudo apt update</text:span></text:p>
              <text:p text:style-name="P9"><text:span text:style-name="Source_20_Text">sudo apt install samba samba-common python-glade2</text:span></text:p>
              <text:p text:style-name="P60">2. Crear el usuario de Samba y el directorio compartido:</text:p>
              <text:p text:style-name="P32"/>
              <text:p text:style-name="Preformatted_20_Text"><text:soft-page-break/><text:span text:style-name="Source_20_Text">sudo adduser Mananas # Sigue las indicaciones para establecer una contraseña de sistema.</text:span></text:p>
              <text:p text:style-name="Preformatted_20_Text"><text:span text:style-name="Source_20_Text">sudo smbpasswd -a Mananas # Establece la contraseña de Samba para "Mananas". Usa "Mananas".</text:span></text:p>
              <text:p text:style-name="Preformatted_20_Text"><text:span text:style-name="Source_20_Text">sudo mkdir -p /srv/samba/share</text:span></text:p>
              <text:p text:style-name="Preformatted_20_Text"><text:span text:style-name="Source_20_Text">sudo chown -R Mananas:Mananas /srv/samba/share</text:span></text:p>
              <text:p text:style-name="P9"><text:span text:style-name="Source_20_Text">sudo chmod -R 0775 /srv/samba/share</text:span></text:p>
              <text:p text:style-name="Text_20_body"><text:span text:style-name="T2">3. Configurar el archivo </text:span><text:span text:style-name="Source_20_Text"><text:span text:style-name="T2">smb.conf</text:span></text:span><text:span text:style-name="T2">:</text:span></text:p>
              <text:p text:style-name="Text_20_body">Haz una copia de seguridad del archivo original y luego edítalo:</text:p>
              <text:p text:style-name="P32"/>
              <text:p text:style-name="Preformatted_20_Text"><text:span text:style-name="Source_20_Text">sudo mv /etc/samba/smb.conf /etc/samba/smb.conf.bak</text:span></text:p>
              <text:p text:style-name="P9"><text:span text:style-name="Source_20_Text">sudo nano /etc/samba/smb.conf</text:span></text:p>
              <text:p text:style-name="Text_20_body">Pega el siguiente contenido en el archivo:</text:p>
              <text:p text:style-name="P32">Ini, TOML</text:p>
              <text:p text:style-name="Preformatted_20_Text"><text:span text:style-name="Source_20_Text">[global]</text:span></text:p>
              <text:p text:style-name="Preformatted_20_Text"><text:span text:style-name="Source_20_Text"><text:s text:c="3"/>workgroup = WORKGROUP</text:span></text:p>
              <text:p text:style-name="Preformatted_20_Text"><text:span text:style-name="Source_20_Text"><text:s text:c="3"/>netbios name = ubuntu-server</text:span></text:p>
              <text:p text:style-name="Preformatted_20_Text"><text:span text:style-name="Source_20_Text"><text:s text:c="3"/>security = user</text:span></text:p>
              <text:p text:style-name="Preformatted_20_Text"><text:span text:style-name="Source_20_Text"><text:s text:c="3"/>map to guest = Bad User</text:span></text:p>
              <text:p text:style-name="Preformatted_20_Text"><text:span text:style-name="Source_20_Text"><text:s text:c="3"/>dns proxy = no</text:span></text:p>
              <text:p text:style-name="Preformatted_20_Text"/>
              <text:p text:style-name="Preformatted_20_Text"><text:span text:style-name="Source_20_Text">[share]</text:span></text:p>
              <text:p text:style-name="Preformatted_20_Text"><text:span text:style-name="Source_20_Text"><text:s text:c="3"/>comment = Mi Carpeta Compartida Ubuntu</text:span></text:p>
              <text:p text:style-name="Preformatted_20_Text"><text:span text:style-name="Source_20_Text"><text:s text:c="3"/>path = /srv/samba/share</text:span></text:p>
              <text:p text:style-name="Preformatted_20_Text"><text:span text:style-name="Source_20_Text"><text:s text:c="3"/>browseable = yes</text:span></text:p>
              <text:p text:style-name="Preformatted_20_Text"><text:span text:style-name="Source_20_Text"><text:s text:c="3"/>writable = yes</text:span></text:p>
              <text:p text:style-name="Preformatted_20_Text"><text:span text:style-name="Source_20_Text"><text:s text:c="3"/>guest ok = no</text:span></text:p>
              <text:p text:style-name="Preformatted_20_Text"><text:span text:style-name="Source_20_Text"><text:s text:c="3"/>valid users = Mananas</text:span></text:p>
              <text:p text:style-name="Preformatted_20_Text"><text:span text:style-name="Source_20_Text"><text:s text:c="3"/>create mask = 0664</text:span></text:p>
              <text:p text:style-name="P9"><text:span text:style-name="Source_20_Text"><text:s text:c="3"/>directory mask = 0775</text:span></text:p>
              <text:p text:style-name="P60">4. Verificar la configuración y reiniciar Samba:</text:p>
              <text:p text:style-name="P32"/>
              <text:p text:style-name="Preformatted_20_Text"><text:span text:style-name="Source_20_Text">sudo testparm</text:span></text:p>
              <text:p text:style-name="Preformatted_20_Text"><text:span text:style-name="Source_20_Text">sudo service smbd restart</text:span></text:p>
              <text:p text:style-name="P9"><text:span text:style-name="Source_20_Text">sudo service nmbd restart</text:span></text:p>
              <text:p text:style-name="P60">5. Configurar el Firewall (UFW):</text:p>
              <text:p text:style-name="Text_20_body">Ubuntu 14.04 utiliza UFW.</text:p>
              <text:p text:style-name="P32"/>
              <text:p text:style-name="Preformatted_20_Text"><text:span text:style-name="Source_20_Text">sudo ufw enable # Si no está habilitado</text:span></text:p>
              <text:p text:style-name="Preformatted_20_Text"><text:span text:style-name="Source_20_Text">sudo ufw allow samba</text:span></text:p>
              <text:p text:style-name="P9"><text:span text:style-name="Source_20_Text">sudo ufw status verbose # Verifica que Samba esté permitido</text:span></text:p>
              <text:p text:style-name="Horizontal_20_Line"/>
              <text:h text:style-name="Heading_20_4" text:outline-level="4">Parte 2: Configuración del Cliente Samba en Rocky 9.5</text:h>
              <text:p text:style-name="P60">1. Actualizar el sistema e instalar las herramientas cliente:</text:p>
              <text:p text:style-name="P32"><text:soft-page-break/></text:p>
              <text:p text:style-name="Preformatted_20_Text"><text:span text:style-name="Source_20_Text">sudo dnf update</text:span></text:p>
              <text:p text:style-name="P9"><text:span text:style-name="Source_20_Text">sudo dnf install samba-client cifs-utils</text:span></text:p>
              <text:p text:style-name="P60">2. Configurar el Firewall (firewalld):</text:p>
              <text:p text:style-name="Text_20_body">Rocky 9.5 utiliza <text:span text:style-name="Source_20_Text">firewalld</text:span>.</text:p>
              <text:p text:style-name="P32"/>
              <text:p text:style-name="Preformatted_20_Text"><text:span text:style-name="Source_20_Text">sudo firewall-cmd --permanent --add-service=samba-client</text:span></text:p>
              <text:p text:style-name="P9"><text:span text:style-name="Source_20_Text">sudo firewall-cmd --reload</text:span></text:p>
              <text:p text:style-name="Text_20_body">Aunque <text:span text:style-name="Source_20_Text">samba-client</text:span> no abre puertos de escucha, es una buena práctica añadirlo si vas a iniciar conexiones salientes y hay políticas de firewall estrictas. Para clientes es más importante asegurarse de que las conexiones salientes no estén bloqueadas.</text:p>
              <text:p text:style-name="P60">3. Crear un punto de montaje local:</text:p>
              <text:p text:style-name="P32"/>
              <text:p text:style-name="P9"><text:span text:style-name="Source_20_Text">sudo mkdir /mnt/compartido_ubuntu</text:span></text:p>
              <text:p text:style-name="P60">4. Montar el recurso compartido manualmente:</text:p>
              <text:p text:style-name="Text_20_body">Primero, verifica que puedes ver el recurso compartido:</text:p>
              <text:p text:style-name="P32"/>
              <text:p text:style-name="Preformatted_20_Text"><text:span text:style-name="Source_20_Text">smbclient -L //10.1.1.10 -U Mananas</text:span></text:p>
              <text:p text:style-name="P9"><text:span text:style-name="Source_20_Text"># Te pedirá la contraseña: Mananas</text:span></text:p>
              <text:p text:style-name="Text_20_body">Si todo va bien, deberías ver la lista de recursos, incluyendo <text:span text:style-name="Source_20_Text">share</text:span>. Ahora, monta el recurso:</text:p>
              <text:p text:style-name="P32"/>
              <text:p text:style-name="P9"><text:span text:style-name="Source_20_Text">sudo mount -t cifs //10.1.1.10/share /mnt/compartido_ubuntu -o username=Mananas,password=Mananas,uid=$(id -u),gid=$(id -g),vers=3.0</text:span></text:p>
              <text:list text:style-name="L31">
                <text:list-item>
                  <text:p text:style-name="P89"><text:span text:style-name="Source_20_Text">uid=$(id -u)</text:span> y <text:span text:style-name="Source_20_Text">gid=$(id -g)</text:span> aseguran que el usuario actual en Rocky 9.5 tenga los permisos correctos sobre los archivos montados.</text:p>
                </text:list-item>
                <text:list-item>
                  <text:p text:style-name="P89"><text:span text:style-name="Source_20_Text">vers=3.0</text:span> especifica la versión del protocolo SMB. Si tienes problemas, puedes probar con <text:span text:style-name="Source_20_Text">vers=1.0</text:span> o <text:span text:style-name="Source_20_Text">vers=2.0</text:span>. Ubuntu 14.04 por defecto suele soportar hasta SMBv2.</text:p>
                </text:list-item>
              </text:list>
              <text:p text:style-name="P60">5. Verificar el montaje:</text:p>
              <text:p text:style-name="P32"/>
              <text:p text:style-name="Preformatted_20_Text"><text:span text:style-name="Source_20_Text">df -h /mnt/compartido_ubuntu</text:span></text:p>
              <text:p text:style-name="P9"><text:span text:style-name="Source_20_Text">ls -l /mnt/compartido_ubuntu</text:span></text:p>
              <text:p text:style-name="P60">6. Montaje automático al inicio (opcional pero recomendado):</text:p>
              <text:p text:style-name="Text_20_body">Edita <text:span text:style-name="Source_20_Text">/etc/fstab</text:span>:</text:p>
              <text:p text:style-name="P32"/>
              <text:p text:style-name="P9"><text:span text:style-name="Source_20_Text">sudo nano /etc/fstab</text:span></text:p>
              <text:p text:style-name="Text_20_body"><text:soft-page-break/>Añade la siguiente línea al final del archivo:</text:p>
              <text:p text:style-name="P5"><text:span text:style-name="Source_20_Text">//10.1.1.10/share /mnt/compartido_ubuntu cifs username=Mananas,password=Mananas,uid=1000,gid=1000,vers=3.0 0 0</text:span></text:p>
              <text:p text:style-name="Text_20_body"><text:span text:style-name="T2">Nota:</text:span> Reemplaza <text:span text:style-name="Source_20_Text">uid=1000,gid=1000</text:span> con los valores reales del usuario con el que quieres que se monte el recurso en Rocky 9.5. Puedes obtenerlos con <text:span text:style-name="Source_20_Text">id -u</text:span> y <text:span text:style-name="Source_20_Text">id -g</text:span> para el usuario que usará el recurso. Si usas el usuario <text:span text:style-name="Source_20_Text">Mananas</text:span> en Rocky, es probable que sea <text:span text:style-name="Source_20_Text">uid=1000,gid=1000</text:span>.</text:p>
              <text:p text:style-name="Text_20_body">Guarda y cierra el archivo. Luego, prueba a montar todo lo que esté en <text:span text:style-name="Source_20_Text">fstab</text:span>:</text:p>
              <text:p text:style-name="P32"/>
              <text:p text:style-name="P9"><text:span text:style-name="Source_20_Text">sudo mount -a</text:span></text:p>
              <text:p text:style-name="Text_20_body">Si no hay errores, el recurso se montará automáticamente en futuros reinicios.</text:p>
              <text:p text:style-name="Horizontal_20_Line"/>
              <text:h text:style-name="Heading_20_3" text:outline-level="3">Compartir recursos entre ellos y configurar los clientes de Linux para conectarse a \10.1.1.10\share con el usuario Mananas y la password Mananas</text:h>
              <text:p text:style-name="Text_20_body">Lo que se ha desarrollado en la Parte 1 (servidor en Ubuntu 14.04) y la Parte 2 (cliente en Rocky 9.5) ya aborda directamente esta parte de la solicitud.</text:p>
              <text:list text:style-name="L32">
                <text:list-item>
                  <text:p text:style-name="P90">El <text:span text:style-name="T2">servidor Ubuntu 14.04</text:span> ya está configurado para compartir el directorio <text:span text:style-name="Source_20_Text">/srv/samba/share</text:span> con el nombre de recurso <text:span text:style-name="Source_20_Text">share</text:span>.</text:p>
                </text:list-item>
                <text:list-item>
                  <text:p text:style-name="P90">El <text:span text:style-name="T2">cliente Rocky 9.5</text:span> ya está configurado para conectarse a <text:span text:style-name="Source_20_Text">//10.1.1.10/share</text:span> (que es el equivalente a <text:span text:style-name="Source_20_Text">\\10.1.1.10\share</text:span> en sintaxis Windows) usando el usuario <text:span text:style-name="Source_20_Text">Mananas</text:span> y la contraseña <text:span text:style-name="Source_20_Text">Mananas</text:span>.</text:p>
                </text:list-item>
              </text:list>
              <text:p text:style-name="Text_20_body">Una vez que el montaje se ha realizado con éxito en Rocky 9.5, cualquier archivo que crees o modifiques dentro de <text:span text:style-name="Source_20_Text">/mnt/compartido_ubuntu</text:span> se verá reflejado en <text:span text:style-name="Source_20_Text">/srv/samba/share</text:span> en el servidor Ubuntu, y viceversa.</text:p>
              <text:p text:style-name="Text_20_body">Para probar la comunicación:</text:p>
              <text:list text:style-name="L33">
                <text:list-item>
                  <text:p text:style-name="P66">En el servidor Ubuntu:</text:p>
                  <text:p text:style-name="P92"/>
                  <text:p text:style-name="P26"><text:span text:style-name="Source_20_Text">echo "Hola desde Ubuntu" &gt; /srv/samba/share/mensaje_ubuntu.txt</text:span></text:p>
                </text:list-item>
                <text:list-item>
                  <text:p text:style-name="P66">En el cliente Rocky:</text:p>
                  <text:p text:style-name="P92"/>
                  <text:p text:style-name="P26"><text:span text:style-name="Source_20_Text">cat /mnt/compartido_ubuntu/mensaje_ubuntu.txt</text:span></text:p>
                  <text:p text:style-name="P91">Deberías ver "Hola desde Ubuntu".</text:p>
                </text:list-item>
                <text:list-item>
                  <text:p text:style-name="P66">En el cliente Rocky:</text:p>
                  <text:p text:style-name="P92"/>
                  <text:p text:style-name="P26"><text:soft-page-break/><text:span text:style-name="Source_20_Text">echo "Hola desde Rocky" &gt; /mnt/compartido_ubuntu/mensaje_rocky.txt</text:span></text:p>
                </text:list-item>
                <text:list-item>
                  <text:p text:style-name="P66">En el servidor Ubuntu:</text:p>
                  <text:p text:style-name="P92"/>
                  <text:p text:style-name="P26"><text:span text:style-name="Source_20_Text">cat /srv/samba/share/mensaje_rocky.txt</text:span></text:p>
                  <text:p text:style-name="P91">Deberías ver "Hola desde Rocky".</text:p>
                </text:list-item>
              </text:list>
              <text:p text:style-name="Text_20_body">Esto confirma que los recursos se están compartiendo y accediendo correctamente entre los dos sistemas.</text:p>
              <text:p text:style-name="Horizontal_20_Line"/>
            </text:section>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11:08:28.860612374</meta:creation-date>
    <dc:date>2025-07-05T19:18:51.844658690</dc:date>
    <meta:editing-duration>PT8H10M23S</meta:editing-duration>
    <meta:editing-cycles>4</meta:editing-cycles>
    <meta:generator>LibreOffice/24.2.2.2$Linux_X86_64 LibreOffice_project/d56cc158d8a96260b836f100ef4b4ef25d6f1a01</meta:generator>
    <meta:document-statistic meta:table-count="2" meta:image-count="0" meta:object-count="0" meta:page-count="8" meta:paragraph-count="181" meta:word-count="1700" meta:character-count="11434" meta:non-whitespace-character-count="9871"/>
  </office:meta>
</office:document-meta>
</file>